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72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0.95pt" fo:break-before="auto" style:use-optimal-row-height="false"/>
    </style:style>
    <style:style style:name="ro3" style:family="table-row">
      <style:table-row-properties style:row-height="108.71pt" fo:break-before="auto" style:use-optimal-row-height="true"/>
    </style:style>
    <style:style style:name="ro4" style:family="table-row">
      <style:table-row-properties style:row-height="59.7pt" fo:break-before="auto" style:use-optimal-row-height="true"/>
    </style:style>
    <style:style style:name="ro5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0ee90"/>
      <style:text-properties fo:font-weight="bold"/>
    </style:style>
    <style:style style:name="ce10" style:family="table-cell" style:parent-style-name="Default" style:data-style-name="N100">
      <style:table-cell-properties fo:background-color="#90ee90" fo:border="0.06pt solid #000000"/>
    </style:style>
    <style:style style:name="ce6" style:family="table-cell" style:parent-style-name="Default" style:data-style-name="N100">
      <style:table-cell-properties fo:background-color="#90ee90" fo:border="0.06pt solid #000000"/>
      <style:text-properties fo:font-weight="100"/>
    </style:style>
    <style:style style:name="ce3" style:family="table-cell" style:parent-style-name="Default">
      <style:table-cell-properties fo:background-color="#add8e6"/>
      <style:text-properties fo:font-weight="bold"/>
    </style:style>
    <style:style style:name="ce12" style:family="table-cell" style:parent-style-name="Default">
      <style:table-cell-properties fo:background-color="#add8e6" fo:border="0.06pt solid #000000"/>
    </style:style>
    <style:style style:name="ce13" style:family="table-cell" style:parent-style-name="Default">
      <style:table-cell-properties fo:background-color="#add8e6"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fo:background-color="#90ee90" fo:border="0.06pt solid #000000"/>
    </style:style>
    <style:style style:name="ce15" style:family="table-cell" style:parent-style-name="Default">
      <style:table-cell-properties fo:background-color="#90ee90" style:text-align-source="fix" style:repeat-content="false" fo:wrap-option="wrap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90ee90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ounter" table:style-name="ta1">
        <table:table-column table:style-name="co1" table:default-cell-style-name="Default"/>
        <table:table-column table:style-name="co1" table:default-cell-style-name="ce10"/>
        <table:table-column table:style-name="co2" table:default-cell-style-name="ce12"/>
        <table:table-column table:style-name="co3" table:default-cell-style-name="ce16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ection</text:p>
          </table:table-cell>
          <table:table-cell table:style-name="ce3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Link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Weight</text:p>
          </table:table-cell>
          <table:table-cell table:style-name="ce1" office:value-type="string" calcext:value-type="string">
            <text:p>Goal</text:p>
          </table:table-cell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Testing Basic Features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1.1</text:p>
          </table:table-cell>
          <table:table-cell table:style-name="ce13" office:value-type="string" calcext:value-type="string">
            <text:p>count_up</text:p>
          </table:table-cell>
          <table:table-cell table:style-name="ce15" office:value-type="string" calcext:value-type="string">
            <text:p>Stimulus: Set CLK for x cycles with DIRECTION up, count_enable is x, set overflow to x</text:p>
            <text:p>Check count_out</text:p>
            <text:p>Checker: Create expected count in scoreboard that consumes clock and counter signal info, overflow_flag should be 1</text:p>
            <text:p>Description: Check if basic counting</text:p>
            <text:p>features work, should be x [expected count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count_down</text:p>
          </table:table-cell>
          <table:table-cell office:value-type="string" calcext:value-type="string">
            <text:p>Stimulus: Set CLK for x cycles with DIRECTION down, count_enable is x, set overflow_val to x</text:p>
            <text:p>Check count_out</text:p>
            <text:p>Checker: Create expected count in scoreboard that consumes clock and counter signal info</text:p>
            <text:p>Description: Check if basic counting features work, should be x [expected count]. Count_out should start  at maximum count [2^NBITS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test_sync_reset</text:p>
          </table:table-cell>
          <table:table-cell office:value-type="string" calcext:value-type="string">
            <text:p>Stimulus: Set CLEAR to 1 after x cycles with normal stimulus.</text:p>
            <text:p>Checker: Check if expected = actual = 0</text:p>
            <text:p>Description: Checks if counter resets to zero when in the middle of a c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test_upward_overflow</text:p>
          </table:table-cell>
          <table:table-cell office:value-type="string" calcext:value-type="string">
            <text:p>Stimulus: Count past the overflow value</text:p>
            <text:p>Description: Count should be zero when value is past the overflow_val, overflow_flag should be 1. Only send overflow value once in sim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/>
          <table:table-cell table:style-name="ce6" office:value-type="string" calcext:value-type="string">
            <text:p>1.3.1</text:p>
          </table:table-cell>
          <table:table-cell office:value-type="string" calcext:value-type="string">
            <text:p>test_downward_overflow</text:p>
          </table:table-cell>
          <table:table-cell office:value-type="string" calcext:value-type="string">
            <text:p>Stimulus: Count down past zero</text:p>
            <text:p>Description: Count should be overflow value after below 0 overflow_flag should be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00/00/0000</text:date>, <text:time style:data-style-name="N2" text:time-value="14:55:19.191206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2T18:13:07.987845561</meta:creation-date>
    <dc:date>2022-10-21T15:07:05.421914118</dc:date>
    <meta:editing-duration>PT59M50S</meta:editing-duration>
    <meta:editing-cycles>10</meta:editing-cycles>
    <meta:generator>LibreOffice/5.3.6.1$Linux_X86_64 LibreOffice_project/30$Build-1</meta:generator>
    <meta:document-statistic meta:table-count="2" meta:cell-count="36" meta:object-count="0"/>
  </office:meta>
</office:document-meta>
</file>